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7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852" calcext:value-type="float">
            <text:p>2.2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468" calcext:value-type="float">
            <text:p>2.2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084" calcext:value-type="float">
            <text:p>2.1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57371428571" calcext:value-type="float">
            <text:p>2.2135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21651612903" calcext:value-type="float">
            <text:p>1.3882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9396" calcext:value-type="float">
            <text:p>1.00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02387096774" calcext:value-type="float">
            <text:p>1.0390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3692" calcext:value-type="float">
            <text:p>0.947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457909677419" calcext:value-type="float">
            <text:p>1.0445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26064516129" calcext:value-type="float">
            <text:p>0.893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8072" calcext:value-type="float">
            <text:p>0.76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0909548387097" calcext:value-type="float">
            <text:p>0.9109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51773333333" calcext:value-type="float">
            <text:p>1.44151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2944516129" calcext:value-type="float">
            <text:p>1.483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441448275862" calcext:value-type="float">
            <text:p>1.42441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17032258065" calcext:value-type="float">
            <text:p>1.3381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2816" calcext:value-type="float">
            <text:p>1.31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29135483871" calcext:value-type="float">
            <text:p>1.2372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0574" calcext:value-type="float">
            <text:p>1.29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817058064516" calcext:value-type="float">
            <text:p>1.168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697935483871" calcext:value-type="float">
            <text:p>1.026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409066666667" calcext:value-type="float">
            <text:p>1.0640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414529032258" calcext:value-type="float">
            <text:p>1.0641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588" calcext:value-type="float">
            <text:p>1.130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265290322581" calcext:value-type="float">
            <text:p>1.192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95771428571" calcext:value-type="float">
            <text:p>1.3489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52696774194" calcext:value-type="float">
            <text:p>1.475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637729032258" calcext:value-type="float">
            <text:p>1.3963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7224" calcext:value-type="float">
            <text:p>1.25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8015483871" calcext:value-type="float">
            <text:p>1.189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70408" calcext:value-type="float">
            <text:p>1.3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90735483871" calcext:value-type="float">
            <text:p>1.593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64606451613" calcext:value-type="float">
            <text:p>1.5066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2504" calcext:value-type="float">
            <text:p>1.41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3736" calcext:value-type="float">
            <text:p>1.5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76387096774" calcext:value-type="float">
            <text:p>1.6257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83228571429" calcext:value-type="float">
            <text:p>1.5428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49703225806" calcext:value-type="float">
            <text:p>1.3834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238090322581" calcext:value-type="float">
            <text:p>1.3023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64672" calcext:value-type="float">
            <text:p>1.09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255483870968" calcext:value-type="float">
            <text:p>1.022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6720727272727" calcext:value-type="float">
            <text:p>0.986720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0808516129032" calcext:value-type="float">
            <text:p>0.79080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9750193548387" calcext:value-type="float">
            <text:p>0.72975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5492" calcext:value-type="float">
            <text:p>1.01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658451612903" calcext:value-type="float">
            <text:p>0.9666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5696" calcext:value-type="float">
            <text:p>0.95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13055483871" calcext:value-type="float">
            <text:p>1.031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291466666667" calcext:value-type="float">
            <text:p>1.05291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64444444445" calcext:value-type="float">
            <text:p>1.402644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88615384615" calcext:value-type="float">
            <text:p>1.3848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344533333333" calcext:value-type="float">
            <text:p>1.5734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207" calcext:value-type="float">
            <text:p>1.65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589" calcext:value-type="float">
            <text:p>1.664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06484210526" calcext:value-type="float">
            <text:p>1.762064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05969230769" calcext:value-type="float">
            <text:p>1.85505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9088" calcext:value-type="float">
            <text:p>1.4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06723076923" calcext:value-type="float">
            <text:p>1.88606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66" calcext:value-type="float">
            <text:p>2.1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53846153846" calcext:value-type="float">
            <text:p>2.05153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13729032258" calcext:value-type="float">
            <text:p>2.143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3" calcext:value-type="float">
            <text:p>2.4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39716129032" calcext:value-type="float">
            <text:p>2.4033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7816" calcext:value-type="float">
            <text:p>2.26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67793548387" calcext:value-type="float">
            <text:p>2.228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4895483871" calcext:value-type="float">
            <text:p>2.122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4016" calcext:value-type="float">
            <text:p>2.01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929083870968" calcext:value-type="float">
            <text:p>2.339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4328" calcext:value-type="float">
            <text:p>2.1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207251612903" calcext:value-type="float">
            <text:p>2.5220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52771428571" calcext:value-type="float">
            <text:p>2.48052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83096774194" calcext:value-type="float">
            <text:p>2.383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43122580645" calcext:value-type="float">
            <text:p>2.4424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98784" calcext:value-type="float">
            <text:p>2.3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09483870968" calcext:value-type="float">
            <text:p>2.2950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228" calcext:value-type="float">
            <text:p>2.33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550838709677" calcext:value-type="float">
            <text:p>2.285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67174193548" calcext:value-type="float">
            <text:p>2.117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6696" calcext:value-type="float">
            <text:p>2.13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76129032258" calcext:value-type="float">
            <text:p>2.182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9544" calcext:value-type="float">
            <text:p>2.35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28842857143" calcext:value-type="float">
            <text:p>2.63428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64103225807" calcext:value-type="float">
            <text:p>2.535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53935483871" calcext:value-type="float">
            <text:p>2.078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0264" calcext:value-type="float">
            <text:p>1.78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48748387097" calcext:value-type="float">
            <text:p>1.958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02656" calcext:value-type="float">
            <text:p>1.8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94374193548" calcext:value-type="float">
            <text:p>1.6269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71277419355" calcext:value-type="float">
            <text:p>1.3767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83364" calcext:value-type="float">
            <text:p>1.218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018890322581" calcext:value-type="float">
            <text:p>1.2901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75056" calcext:value-type="float">
            <text:p>1.3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91561290323" calcext:value-type="float">
            <text:p>1.8689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15185714286" calcext:value-type="float">
            <text:p>1.86815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03612903226" calcext:value-type="float">
            <text:p>2.108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00428571429" calcext:value-type="float">
            <text:p>2.1570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65544827586" calcext:value-type="float">
            <text:p>2.61665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08977777778" calcext:value-type="float">
            <text:p>2.59508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66428571429" calcext:value-type="float">
            <text:p>2.4846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94228571428" calcext:value-type="float">
            <text:p>2.422942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13244444444" calcext:value-type="float">
            <text:p>2.25913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191771428571" calcext:value-type="float">
            <text:p>2.1719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97333333333" calcext:value-type="float">
            <text:p>2.3689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154" calcext:value-type="float">
            <text:p>2.375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44615384615" calcext:value-type="float">
            <text:p>2.30944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71888" calcext:value-type="float">
            <text:p>2.24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97075862069" calcext:value-type="float">
            <text:p>2.23597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1488" calcext:value-type="float">
            <text:p>2.1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10993103448" calcext:value-type="float">
            <text:p>2.0751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43904" calcext:value-type="float">
            <text:p>1.9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80307692308" calcext:value-type="float">
            <text:p>1.7948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4848" calcext:value-type="float">
            <text:p>1.6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69212903226" calcext:value-type="float">
            <text:p>1.6416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0048" calcext:value-type="float">
            <text:p>1.66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79122580645" calcext:value-type="float">
            <text:p>1.8937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14657142857" calcext:value-type="float">
            <text:p>1.9891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06580645161" calcext:value-type="float">
            <text:p>1.989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31277419355" calcext:value-type="float">
            <text:p>1.986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66256" calcext:value-type="float">
            <text:p>1.90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55056" calcext:value-type="float">
            <text:p>1.8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90064516129" calcext:value-type="float">
            <text:p>1.822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34993548387" calcext:value-type="float">
            <text:p>1.8903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0992" calcext:value-type="float">
            <text:p>2.0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36980645161" calcext:value-type="float">
            <text:p>2.1353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598" calcext:value-type="float">
            <text:p>2.117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33341935484" calcext:value-type="float">
            <text:p>2.102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82128571429" calcext:value-type="float">
            <text:p>2.21682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17767741935" calcext:value-type="float">
            <text:p>2.2081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16206451613" calcext:value-type="float">
            <text:p>2.2061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7616" calcext:value-type="float">
            <text:p>2.10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49238709677" calcext:value-type="float">
            <text:p>2.1574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396" calcext:value-type="float">
            <text:p>2.15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30864516129" calcext:value-type="float">
            <text:p>2.039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57703225806" calcext:value-type="float">
            <text:p>2.0235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988" calcext:value-type="float">
            <text:p>1.90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17961290323" calcext:value-type="float">
            <text:p>2.076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4828" calcext:value-type="float">
            <text:p>2.186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84851612903" calcext:value-type="float">
            <text:p>2.2538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21914285714" calcext:value-type="float">
            <text:p>2.2432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357083870968" calcext:value-type="float">
            <text:p>2.293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94477419355" calcext:value-type="float">
            <text:p>2.089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1432" calcext:value-type="float">
            <text:p>2.0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3416" calcext:value-type="float">
            <text:p>1.92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858606451613" calcext:value-type="float">
            <text:p>1.7885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11561290323" calcext:value-type="float">
            <text:p>1.5641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50124137931" calcext:value-type="float">
            <text:p>1.5405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7176" calcext:value-type="float">
            <text:p>1.75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81820689655" calcext:value-type="float">
            <text:p>1.81681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74" calcext:value-type="float">
            <text:p>2.1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41655172414" calcext:value-type="float">
            <text:p>2.15041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26051612903" calcext:value-type="float">
            <text:p>2.1212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83587096774" calcext:value-type="float">
            <text:p>2.2018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0336" calcext:value-type="float">
            <text:p>2.12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31612903226" calcext:value-type="float">
            <text:p>2.062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15528" calcext:value-type="float">
            <text:p>2.11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851612903226" calcext:value-type="float">
            <text:p>2.138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60838709677" calcext:value-type="float">
            <text:p>2.3236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74" calcext:value-type="float">
            <text:p>2.23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89548387097" calcext:value-type="float">
            <text:p>2.174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7832" calcext:value-type="float">
            <text:p>2.1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25806451613" calcext:value-type="float">
            <text:p>2.212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335961290323" calcext:value-type="float">
            <text:p>2.3733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74129032258" calcext:value-type="float">
            <text:p>2.4037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7448" calcext:value-type="float">
            <text:p>2.3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27406451613" calcext:value-type="float">
            <text:p>2.3402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6416" calcext:value-type="float">
            <text:p>2.28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37367741935" calcext:value-type="float">
            <text:p>2.2523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04180645161" calcext:value-type="float">
            <text:p>2.178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96993103448" calcext:value-type="float">
            <text:p>2.09796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11089655172" calcext:value-type="float">
            <text:p>2.10911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9035862069" calcext:value-type="float">
            <text:p>2.2109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0372" calcext:value-type="float">
            <text:p>2.355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210577777778" calcext:value-type="float">
            <text:p>2.34210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9876" calcext:value-type="float">
            <text:p>2.262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56825806452" calcext:value-type="float">
            <text:p>2.0885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8024" calcext:value-type="float">
            <text:p>2.1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63535483871" calcext:value-type="float">
            <text:p>2.084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5104" calcext:value-type="float">
            <text:p>2.1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41264516129" calcext:value-type="float">
            <text:p>2.1094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74632258064" calcext:value-type="float">
            <text:p>2.1367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9512" calcext:value-type="float">
            <text:p>2.0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771819354839" calcext:value-type="float">
            <text:p>1.9977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6092" calcext:value-type="float">
            <text:p>1.978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326477419355" calcext:value-type="float">
            <text:p>1.9832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86314285714" calcext:value-type="float">
            <text:p>2.0618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71458064516" calcext:value-type="float">
            <text:p>2.091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54044444444" calcext:value-type="float">
            <text:p>1.84054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1945" calcext:value-type="float">
            <text:p>1.810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97344" calcext:value-type="float">
            <text:p>1.722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28177777778" calcext:value-type="float">
            <text:p>1.46428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69261538462" calcext:value-type="float">
            <text:p>1.26269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556544" calcext:value-type="float">
            <text:p>1.12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226" calcext:value-type="float">
            <text:p>1.55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416" calcext:value-type="float">
            <text:p>1.5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53942857143" calcext:value-type="float">
            <text:p>1.5945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652" calcext:value-type="float">
            <text:p>1.53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77651612903" calcext:value-type="float">
            <text:p>2.0587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8976" calcext:value-type="float">
            <text:p>2.05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01848275862" calcext:value-type="float">
            <text:p>2.0660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852" calcext:value-type="float">
            <text:p>2.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368" calcext:value-type="float">
            <text:p>1.6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77470967742" calcext:value-type="float">
            <text:p>1.7247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43971428571" calcext:value-type="float">
            <text:p>1.77643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752" calcext:value-type="float">
            <text:p>1.9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8544" calcext:value-type="float">
            <text:p>1.29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444516129032" calcext:value-type="float">
            <text:p>1.644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2784" calcext:value-type="float">
            <text:p>1.64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39664516129" calcext:value-type="float">
            <text:p>1.6003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325961290323" calcext:value-type="float">
            <text:p>1.5732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8648" calcext:value-type="float">
            <text:p>1.4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74658064516" calcext:value-type="float">
            <text:p>1.5857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0576" calcext:value-type="float">
            <text:p>1.55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45729032258" calcext:value-type="float">
            <text:p>1.6554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46457142857" calcext:value-type="float">
            <text:p>1.8664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34606451613" calcext:value-type="float">
            <text:p>1.7733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52903225807" calcext:value-type="float">
            <text:p>1.6395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01883870968" calcext:value-type="float">
            <text:p>1.687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0432" calcext:value-type="float">
            <text:p>1.6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98012903226" calcext:value-type="float">
            <text:p>1.6599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65470967742" calcext:value-type="float">
            <text:p>1.526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3768" calcext:value-type="float">
            <text:p>1.3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67282758621" calcext:value-type="float">
            <text:p>1.70467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0752" calcext:value-type="float">
            <text:p>1.7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98222222222" calcext:value-type="float">
            <text:p>1.6639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1176" calcext:value-type="float">
            <text:p>2.1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67490909091" calcext:value-type="float">
            <text:p>1.90167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78813793103" calcext:value-type="float">
            <text:p>2.00978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18167741936" calcext:value-type="float">
            <text:p>1.8591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2152" calcext:value-type="float">
            <text:p>1.8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49935483871" calcext:value-type="float">
            <text:p>1.758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464180645161" calcext:value-type="float">
            <text:p>1.6446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688" calcext:value-type="float">
            <text:p>1.5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21909677419" calcext:value-type="float">
            <text:p>1.974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5936" calcext:value-type="float">
            <text:p>2.1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14296774193" calcext:value-type="float">
            <text:p>2.2131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6924137931" calcext:value-type="float">
            <text:p>2.1766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04541935484" calcext:value-type="float">
            <text:p>2.0840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00232258064" calcext:value-type="float">
            <text:p>1.8990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8696" calcext:value-type="float">
            <text:p>1.95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5344516129" calcext:value-type="float">
            <text:p>1.879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5536" calcext:value-type="float">
            <text:p>1.8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33574193548" calcext:value-type="float">
            <text:p>1.7153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7584516129" calcext:value-type="float">
            <text:p>1.766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7832" calcext:value-type="float">
            <text:p>1.8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093419354839" calcext:value-type="float">
            <text:p>1.8209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73548387097" calcext:value-type="float">
            <text:p>2.037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538" calcext:value-type="float">
            <text:p>2.018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24670967742" calcext:value-type="float">
            <text:p>2.0722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49376" calcext:value-type="float">
            <text:p>1.786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068" calcext:value-type="float">
            <text:p>1.56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99328" calcext:value-type="float">
            <text:p>1.454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3683" calcext:value-type="float">
            <text:p>1.273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629696" calcext:value-type="float">
            <text:p>1.12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292" calcext:value-type="float">
            <text:p>1.32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0556" calcext:value-type="float">
            <text:p>1.4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336" calcext:value-type="float">
            <text:p>1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496" calcext:value-type="float">
            <text:p>1.4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336" calcext:value-type="float">
            <text:p>1.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85090909091" calcext:value-type="float">
            <text:p>1.40485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98428571429" calcext:value-type="float">
            <text:p>1.61598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73511111111" calcext:value-type="float">
            <text:p>1.57773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796371428571" calcext:value-type="float">
            <text:p>1.77796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06488888889" calcext:value-type="float">
            <text:p>1.90206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708" calcext:value-type="float">
            <text:p>1.8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37066666667" calcext:value-type="float">
            <text:p>1.7803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12" calcext:value-type="float">
            <text:p>1.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14933333333" calcext:value-type="float">
            <text:p>1.8721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74123076923" calcext:value-type="float">
            <text:p>1.94474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48088888889" calcext:value-type="float">
            <text:p>1.80148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088" calcext:value-type="float">
            <text:p>1.7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63656" calcext:value-type="float">
            <text:p>1.0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2708" calcext:value-type="float">
            <text:p>1.0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56342857143" calcext:value-type="float">
            <text:p>1.2785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54885714286" calcext:value-type="float">
            <text:p>1.2345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259475862069" calcext:value-type="float">
            <text:p>1.1325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938096551724" calcext:value-type="float">
            <text:p>1.16938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335114285714" calcext:value-type="float">
            <text:p>1.0133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4593931034483" calcext:value-type="float">
            <text:p>0.994593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684444444444" calcext:value-type="float">
            <text:p>0.960684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693544827586" calcext:value-type="float">
            <text:p>1.04693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033056" calcext:value-type="float">
            <text:p>1.09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086979310345" calcext:value-type="float">
            <text:p>1.02086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09295483871" calcext:value-type="float">
            <text:p>1.070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101793103448" calcext:value-type="float">
            <text:p>0.972101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803612903226" calcext:value-type="float">
            <text:p>0.9728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2192" calcext:value-type="float">
            <text:p>1.0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0750451612903" calcext:value-type="float">
            <text:p>0.94075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9152" calcext:value-type="float">
            <text:p>1.0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130096551724" calcext:value-type="float">
            <text:p>1.29130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51019354839" calcext:value-type="float">
            <text:p>1.4765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3928" calcext:value-type="float">
            <text:p>1.4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29085714286" calcext:value-type="float">
            <text:p>1.4562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6136" calcext:value-type="float">
            <text:p>1.68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36206451613" calcext:value-type="float">
            <text:p>1.9013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436" calcext:value-type="float">
            <text:p>1.83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0224" calcext:value-type="float">
            <text:p>1.75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2832" calcext:value-type="float">
            <text:p>1.78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87225806452" calcext:value-type="float">
            <text:p>1.853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509858064516" calcext:value-type="float">
            <text:p>1.7350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2952" calcext:value-type="float">
            <text:p>1.87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03172413793" calcext:value-type="float">
            <text:p>1.9880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24103225806" calcext:value-type="float">
            <text:p>2.0022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44885714286" calcext:value-type="float">
            <text:p>1.9584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40856" calcext:value-type="float">
            <text:p>1.9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99638709677" calcext:value-type="float">
            <text:p>1.6179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9096" calcext:value-type="float">
            <text:p>1.51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25470967742" calcext:value-type="float">
            <text:p>1.3742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7624" calcext:value-type="float">
            <text:p>1.19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578787096774" calcext:value-type="float">
            <text:p>1.0557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189419354839" calcext:value-type="float">
            <text:p>0.9501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2296" calcext:value-type="float">
            <text:p>1.02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888774193548" calcext:value-type="float">
            <text:p>1.178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5736" calcext:value-type="float">
            <text:p>1.36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71329032258" calcext:value-type="float">
            <text:p>1.7987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81028571429" calcext:value-type="float">
            <text:p>1.7478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32825806452" calcext:value-type="float">
            <text:p>1.692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6552" calcext:value-type="float">
            <text:p>1.83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208516129032" calcext:value-type="float">
            <text:p>1.8120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7872" calcext:value-type="float">
            <text:p>1.7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52903225806" calcext:value-type="float">
            <text:p>2.0205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1584516129" calcext:value-type="float">
            <text:p>1.919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9112" calcext:value-type="float">
            <text:p>1.85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55432258064" calcext:value-type="float">
            <text:p>1.7435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5472" calcext:value-type="float">
            <text:p>1.7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15974193548" calcext:value-type="float">
            <text:p>1.8311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316662068965" calcext:value-type="float">
            <text:p>2.00316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668877419355" calcext:value-type="float">
            <text:p>1.946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78658064516" calcext:value-type="float">
            <text:p>1.905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7232" calcext:value-type="float">
            <text:p>2.00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64567741936" calcext:value-type="float">
            <text:p>2.1426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7736" calcext:value-type="float">
            <text:p>2.0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97212903226" calcext:value-type="float">
            <text:p>1.9769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74193548387" calcext:value-type="float">
            <text:p>1.978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0104" calcext:value-type="float">
            <text:p>1.9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8448" calcext:value-type="float">
            <text:p>1.78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4352" calcext:value-type="float">
            <text:p>1.85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59148387097" calcext:value-type="float">
            <text:p>2.0285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08828571429" calcext:value-type="float">
            <text:p>2.0670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03277419355" calcext:value-type="float">
            <text:p>2.0320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02709677419" calcext:value-type="float">
            <text:p>1.962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9048" calcext:value-type="float">
            <text:p>1.87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06624516129" calcext:value-type="float">
            <text:p>1.760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71088" calcext:value-type="float">
            <text:p>1.60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33419354839" calcext:value-type="float">
            <text:p>1.592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88309677419" calcext:value-type="float">
            <text:p>1.952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7944" calcext:value-type="float">
            <text:p>1.96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73316129032" calcext:value-type="float">
            <text:p>2.043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568" calcext:value-type="float">
            <text:p>2.1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89780645161" calcext:value-type="float">
            <text:p>2.168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97971428571" calcext:value-type="float">
            <text:p>2.28697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09832258064" calcext:value-type="float">
            <text:p>2.2860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72980645161" calcext:value-type="float">
            <text:p>2.3487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9208" calcext:value-type="float">
            <text:p>2.2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1584516129" calcext:value-type="float">
            <text:p>2.300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6096" calcext:value-type="float">
            <text:p>2.2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94632258064" calcext:value-type="float">
            <text:p>2.2129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36929032258" calcext:value-type="float">
            <text:p>2.0943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8752" calcext:value-type="float">
            <text:p>1.94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39922580645" calcext:value-type="float">
            <text:p>2.1863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008" calcext:value-type="float">
            <text:p>2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04051612903" calcext:value-type="float">
            <text:p>2.2660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23657142857" calcext:value-type="float">
            <text:p>2.3282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25677419355" calcext:value-type="float">
            <text:p>2.300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97244444444" calcext:value-type="float">
            <text:p>2.24897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236" calcext:value-type="float">
            <text:p>2.2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10685714286" calcext:value-type="float">
            <text:p>2.2701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197422222222" calcext:value-type="float">
            <text:p>2.36197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59885714286" calcext:value-type="float">
            <text:p>2.3965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51111111111" calcext:value-type="float">
            <text:p>2.32551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47907692308" calcext:value-type="float">
            <text:p>2.25047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926311111111" calcext:value-type="float">
            <text:p>2.11926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488" calcext:value-type="float">
            <text:p>2.1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43733333333" calcext:value-type="float">
            <text:p>2.2714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56114285714" calcext:value-type="float">
            <text:p>2.3125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80168" calcext:value-type="float">
            <text:p>2.2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82571428571" calcext:value-type="float">
            <text:p>2.1978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58044444444" calcext:value-type="float">
            <text:p>2.28758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48615384615" calcext:value-type="float">
            <text:p>2.2484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22666666667" calcext:value-type="float">
            <text:p>2.0252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19466666667" calcext:value-type="float">
            <text:p>2.0231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7974" calcext:value-type="float">
            <text:p>2.077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34666666667" calcext:value-type="float">
            <text:p>1.9693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118" calcext:value-type="float">
            <text:p>1.8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49155555556" calcext:value-type="float">
            <text:p>1.97149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443114285714" calcext:value-type="float">
            <text:p>2.03443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36608" calcext:value-type="float">
            <text:p>1.999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93914285714" calcext:value-type="float">
            <text:p>1.9079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8464516129" calcext:value-type="float">
            <text:p>1.708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9328" calcext:value-type="float">
            <text:p>1.5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472309677419" calcext:value-type="float">
            <text:p>1.4347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7512" calcext:value-type="float">
            <text:p>1.5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58270967742" calcext:value-type="float">
            <text:p>1.7125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82787096774" calcext:value-type="float">
            <text:p>1.7568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31587096774" calcext:value-type="float">
            <text:p>1.851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718" calcext:value-type="float">
            <text:p>1.934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64722580645" calcext:value-type="float">
            <text:p>1.884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345006451613" calcext:value-type="float">
            <text:p>1.8434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652" calcext:value-type="float">
            <text:p>1.7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23896774194" calcext:value-type="float">
            <text:p>1.838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4632" calcext:value-type="float">
            <text:p>1.9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44464516129" calcext:value-type="float">
            <text:p>1.9844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49393548387" calcext:value-type="float">
            <text:p>1.8994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2304" calcext:value-type="float">
            <text:p>1.7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161109677419" calcext:value-type="float">
            <text:p>1.6816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28" calcext:value-type="float">
            <text:p>1.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151277419355" calcext:value-type="float">
            <text:p>1.681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79114285714" calcext:value-type="float">
            <text:p>1.86679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837780645161" calcext:value-type="float">
            <text:p>1.8183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33625806452" calcext:value-type="float">
            <text:p>1.7563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0608" calcext:value-type="float">
            <text:p>1.7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88722580645" calcext:value-type="float">
            <text:p>1.899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8456" calcext:value-type="float">
            <text:p>1.8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60103225807" calcext:value-type="float">
            <text:p>1.8346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71922580645" calcext:value-type="float">
            <text:p>1.698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6976" calcext:value-type="float">
            <text:p>1.59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10116129032" calcext:value-type="float">
            <text:p>1.5591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6304" calcext:value-type="float">
            <text:p>1.66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40748387097" calcext:value-type="float">
            <text:p>1.6994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38786206897" calcext:value-type="float">
            <text:p>1.68438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62141935484" calcext:value-type="float">
            <text:p>1.7396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8975483871" calcext:value-type="float">
            <text:p>1.576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3784" calcext:value-type="float">
            <text:p>1.55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000929032258" calcext:value-type="float">
            <text:p>1.5000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2312" calcext:value-type="float">
            <text:p>1.4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8944516129" calcext:value-type="float">
            <text:p>1.711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68696774194" calcext:value-type="float">
            <text:p>1.612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0792" calcext:value-type="float">
            <text:p>1.5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14941935484" calcext:value-type="float">
            <text:p>1.392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5976" calcext:value-type="float">
            <text:p>1.4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88206451613" calcext:value-type="float">
            <text:p>1.489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53114285714" calcext:value-type="float">
            <text:p>1.69153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95122580645" calcext:value-type="float">
            <text:p>1.649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25367741936" calcext:value-type="float">
            <text:p>1.673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5336" calcext:value-type="float">
            <text:p>1.6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29032258065" calcext:value-type="float">
            <text:p>1.917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1408" calcext:value-type="float">
            <text:p>1.86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10941935484" calcext:value-type="float">
            <text:p>1.8341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22348387097" calcext:value-type="float">
            <text:p>1.7512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19016" calcext:value-type="float">
            <text:p>1.70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46374193548" calcext:value-type="float">
            <text:p>1.596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0544" calcext:value-type="float">
            <text:p>1.62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82890322581" calcext:value-type="float">
            <text:p>1.8388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27857142857" calcext:value-type="float">
            <text:p>1.9022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03535483871" calcext:value-type="float">
            <text:p>1.8560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41729032258" calcext:value-type="float">
            <text:p>1.7164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1448" calcext:value-type="float">
            <text:p>1.6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66735483871" calcext:value-type="float">
            <text:p>1.578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9176" calcext:value-type="float">
            <text:p>1.57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129909677419" calcext:value-type="float">
            <text:p>1.4712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63741935484" calcext:value-type="float">
            <text:p>1.486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4904" calcext:value-type="float">
            <text:p>1.6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845341935484" calcext:value-type="float">
            <text:p>1.5384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8584" calcext:value-type="float">
            <text:p>1.4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02580645161" calcext:value-type="float">
            <text:p>1.669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018" calcext:value-type="float">
            <text:p>1.668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35406451613" calcext:value-type="float">
            <text:p>1.4563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2424" calcext:value-type="float">
            <text:p>1.35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35896774194" calcext:value-type="float">
            <text:p>1.2743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756" calcext:value-type="float">
            <text:p>1.22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74090322581" calcext:value-type="float">
            <text:p>1.5157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19432258065" calcext:value-type="float">
            <text:p>1.5301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5376" calcext:value-type="float">
            <text:p>1.3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97496774194" calcext:value-type="float">
            <text:p>1.6309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6096" calcext:value-type="float">
            <text:p>1.5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03329032258" calcext:value-type="float">
            <text:p>1.6920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89268965517" calcext:value-type="float">
            <text:p>1.66389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61238709677" calcext:value-type="float">
            <text:p>1.5936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7632" calcext:value-type="float">
            <text:p>1.55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96110344828" calcext:value-type="float">
            <text:p>1.51496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10064516129" calcext:value-type="float">
            <text:p>1.518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02234482759" calcext:value-type="float">
            <text:p>1.44002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7376" calcext:value-type="float">
            <text:p>1.4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0556" calcext:value-type="float">
            <text:p>1.4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52772413793" calcext:value-type="float">
            <text:p>1.38452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119475862069" calcext:value-type="float">
            <text:p>1.3611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40177777778" calcext:value-type="float">
            <text:p>1.40840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599890909091" calcext:value-type="float">
            <text:p>1.44599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14181818182" calcext:value-type="float">
            <text:p>1.75814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04971428571" calcext:value-type="float">
            <text:p>1.7040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57163636364" calcext:value-type="float">
            <text:p>1.62957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46068965517" calcext:value-type="float">
            <text:p>1.63646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8056" calcext:value-type="float">
            <text:p>1.5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07227586207" calcext:value-type="float">
            <text:p>1.51107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97393548387" calcext:value-type="float">
            <text:p>1.5489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30967741936" calcext:value-type="float">
            <text:p>1.359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9368" calcext:value-type="float">
            <text:p>1.6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61058064516" calcext:value-type="float">
            <text:p>1.6406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4872" calcext:value-type="float">
            <text:p>1.6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16438709677" calcext:value-type="float">
            <text:p>1.8191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13542857143" calcext:value-type="float">
            <text:p>1.7911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87587096774" calcext:value-type="float">
            <text:p>1.7598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37942857143" calcext:value-type="float">
            <text:p>1.8383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96971428571" calcext:value-type="float">
            <text:p>1.8259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17692307692" calcext:value-type="float">
            <text:p>1.8551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16085714286" calcext:value-type="float">
            <text:p>1.9401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459475862069" calcext:value-type="float">
            <text:p>1.8945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31393103448" calcext:value-type="float">
            <text:p>1.80231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16888888889" calcext:value-type="float">
            <text:p>1.84516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33885714286" calcext:value-type="float">
            <text:p>1.8403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36914285714" calcext:value-type="float">
            <text:p>1.9193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74951724138" calcext:value-type="float">
            <text:p>2.17374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98989473684" calcext:value-type="float">
            <text:p>2.144989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63513043478" calcext:value-type="float">
            <text:p>2.149635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024" calcext:value-type="float">
            <text:p>1.9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99571428571" calcext:value-type="float">
            <text:p>2.0339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03834482759" calcext:value-type="float">
            <text:p>1.94903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84114285714" calcext:value-type="float">
            <text:p>1.8858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4752" calcext:value-type="float">
            <text:p>1.79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9776" calcext:value-type="float">
            <text:p>1.6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326427586207" calcext:value-type="float">
            <text:p>1.52326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4392" calcext:value-type="float">
            <text:p>1.3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8444137931" calcext:value-type="float">
            <text:p>1.48784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176" calcext:value-type="float">
            <text:p>1.6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865" calcext:value-type="float">
            <text:p>1.71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6132" calcext:value-type="float">
            <text:p>1.629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54179310345" calcext:value-type="float">
            <text:p>1.4445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02571428571" calcext:value-type="float">
            <text:p>1.5120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2824" calcext:value-type="float">
            <text:p>1.2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419" calcext:value-type="float">
            <text:p>1.320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095" calcext:value-type="float">
            <text:p>1.2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9296" calcext:value-type="float">
            <text:p>1.54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042012903226" calcext:value-type="float">
            <text:p>1.3704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4608" calcext:value-type="float">
            <text:p>1.50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51096774194" calcext:value-type="float">
            <text:p>1.728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17742857143" calcext:value-type="float">
            <text:p>1.7461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83716129032" calcext:value-type="float">
            <text:p>1.7328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39547826087" calcext:value-type="float">
            <text:p>1.557395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821028571429" calcext:value-type="float">
            <text:p>1.1382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87072" calcext:value-type="float">
            <text:p>1.2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56523076923" calcext:value-type="float">
            <text:p>1.29856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2032" calcext:value-type="float">
            <text:p>1.14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4830545454545" calcext:value-type="float">
            <text:p>0.9648305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5304" calcext:value-type="float">
            <text:p>1.0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47776" calcext:value-type="float">
            <text:p>0.89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10676923077" calcext:value-type="float">
            <text:p>1.03010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73092173913" calcext:value-type="float">
            <text:p>1.397309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6136" calcext:value-type="float">
            <text:p>1.04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7221517241379" calcext:value-type="float">
            <text:p>0.99722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0672" calcext:value-type="float">
            <text:p>0.9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4340413793103" calcext:value-type="float">
            <text:p>0.884340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118285714286" calcext:value-type="float">
            <text:p>0.78311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84464" calcext:value-type="float">
            <text:p>0.8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717793103448" calcext:value-type="float">
            <text:p>0.566717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21936" calcext:value-type="float">
            <text:p>0.4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5607172413793" calcext:value-type="float">
            <text:p>0.535607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8088" calcext:value-type="float">
            <text:p>0.73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961777777778" calcext:value-type="float">
            <text:p>0.935961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78976" calcext:value-type="float">
            <text:p>0.90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6576" calcext:value-type="float">
            <text:p>1.1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62744" calcext:value-type="float">
            <text:p>0.9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607724137931" calcext:value-type="float">
            <text:p>1.1960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6176" calcext:value-type="float">
            <text:p>1.46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5104" calcext:value-type="float">
            <text:p>1.5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917931034483" calcext:value-type="float">
            <text:p>1.5791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9432" calcext:value-type="float">
            <text:p>1.47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82675862069" calcext:value-type="float">
            <text:p>1.46482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7248" calcext:value-type="float">
            <text:p>1.58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21542857143" calcext:value-type="float">
            <text:p>1.6692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8416" calcext:value-type="float">
            <text:p>1.60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11793548387" calcext:value-type="float">
            <text:p>1.5581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22" calcext:value-type="float">
            <text:p>1.6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83148387097" calcext:value-type="float">
            <text:p>1.6628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456" calcext:value-type="float">
            <text:p>1.6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85187096774" calcext:value-type="float">
            <text:p>1.567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29083870968" calcext:value-type="float">
            <text:p>1.577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386709677419" calcext:value-type="float">
            <text:p>1.443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9352" calcext:value-type="float">
            <text:p>1.41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79870967742" calcext:value-type="float">
            <text:p>1.535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19171428571" calcext:value-type="float">
            <text:p>1.69719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26064516129" calcext:value-type="float">
            <text:p>1.655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01496774194" calcext:value-type="float">
            <text:p>1.570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6328" calcext:value-type="float">
            <text:p>1.4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64593548387" calcext:value-type="float">
            <text:p>1.5916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172" calcext:value-type="float">
            <text:p>1.50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03793548387" calcext:value-type="float">
            <text:p>1.6800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50477419355" calcext:value-type="float">
            <text:p>1.617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5472" calcext:value-type="float">
            <text:p>1.4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36722580645" calcext:value-type="float">
            <text:p>1.5493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56027586207" calcext:value-type="float">
            <text:p>1.60556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0256" calcext:value-type="float">
            <text:p>1.55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09228571429" calcext:value-type="float">
            <text:p>1.7180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50812903226" calcext:value-type="float">
            <text:p>1.693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16224" calcext:value-type="float">
            <text:p>1.557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18956521739" calcext:value-type="float">
            <text:p>1.384189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43026086956" calcext:value-type="float">
            <text:p>1.3884302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36869565217" calcext:value-type="float">
            <text:p>1.409368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32155" calcext:value-type="float">
            <text:p>1.3432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1113" calcext:value-type="float">
            <text:p>1.031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13557894737" calcext:value-type="float">
            <text:p>1.225135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74285714286" calcext:value-type="float">
            <text:p>1.2627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1088" calcext:value-type="float">
            <text:p>1.4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57741176471" calcext:value-type="float">
            <text:p>1.392577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0828" calcext:value-type="float">
            <text:p>1.2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699008" calcext:value-type="float">
            <text:p>1.276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62666666667" calcext:value-type="float">
            <text:p>1.4156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62327272727" calcext:value-type="float">
            <text:p>1.38462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28631578947" calcext:value-type="float">
            <text:p>1.328286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726" calcext:value-type="float">
            <text:p>1.490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86690909091" calcext:value-type="float">
            <text:p>1.53286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30628571429" calcext:value-type="float">
            <text:p>1.5253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69710344828" calcext:value-type="float">
            <text:p>1.68869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82542857143" calcext:value-type="float">
            <text:p>1.5968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97020689655" calcext:value-type="float">
            <text:p>1.50897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60303448276" calcext:value-type="float">
            <text:p>1.36960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411612903226" calcext:value-type="float">
            <text:p>1.224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0712" calcext:value-type="float">
            <text:p>1.1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002116129032" calcext:value-type="float">
            <text:p>1.3000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9248" calcext:value-type="float">
            <text:p>1.27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079587096774" calcext:value-type="float">
            <text:p>1.5007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02892307692" calcext:value-type="float">
            <text:p>1.43302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21470967742" calcext:value-type="float">
            <text:p>1.435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71948387097" calcext:value-type="float">
            <text:p>1.5287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4952" calcext:value-type="float">
            <text:p>1.4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476210526316" calcext:value-type="float">
            <text:p>1.204762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183741935484" calcext:value-type="float">
            <text:p>1.1818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330658064516" calcext:value-type="float">
            <text:p>1.1133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40064" calcext:value-type="float">
            <text:p>0.86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3584516129032" calcext:value-type="float">
            <text:p>0.9035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8328" calcext:value-type="float">
            <text:p>0.7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1201806451613" calcext:value-type="float">
            <text:p>0.79120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4660387096774" calcext:value-type="float">
            <text:p>0.83466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6430620689655" calcext:value-type="float">
            <text:p>0.68643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4059555555556" calcext:value-type="float">
            <text:p>0.674059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324857142857" calcext:value-type="float">
            <text:p>0.58532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1708" calcext:value-type="float">
            <text:p>0.7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29333333333" calcext:value-type="float">
            <text:p>1.2462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07288888889" calcext:value-type="float">
            <text:p>1.33107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59969230769" calcext:value-type="float">
            <text:p>1.22259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31911111111" calcext:value-type="float">
            <text:p>1.17031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968" calcext:value-type="float">
            <text:p>1.1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27" calcext:value-type="float">
            <text:p>1.01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30786206897" calcext:value-type="float">
            <text:p>1.42530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17742857143" calcext:value-type="float">
            <text:p>1.3651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83862068966" calcext:value-type="float">
            <text:p>1.2838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714" calcext:value-type="float">
            <text:p>1.14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63751724138" calcext:value-type="float">
            <text:p>1.27763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825406896552" calcext:value-type="float">
            <text:p>1.2182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2435714285714" calcext:value-type="float">
            <text:p>0.98243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487028571429" calcext:value-type="float">
            <text:p>1.0848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09875862069" calcext:value-type="float">
            <text:p>1.35509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29565217391" calcext:value-type="float">
            <text:p>1.421295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4424" calcext:value-type="float">
            <text:p>1.1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13466666667" calcext:value-type="float">
            <text:p>1.2891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05184" calcext:value-type="float">
            <text:p>1.15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25161290323" calcext:value-type="float">
            <text:p>1.509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2824" calcext:value-type="float">
            <text:p>1.4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94580645161" calcext:value-type="float">
            <text:p>1.4099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39424516129" calcext:value-type="float">
            <text:p>1.333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1816" calcext:value-type="float">
            <text:p>1.40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74296774194" calcext:value-type="float">
            <text:p>1.298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9392" calcext:value-type="float">
            <text:p>1.31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75432258065" calcext:value-type="float">
            <text:p>1.4387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948" calcext:value-type="float">
            <text:p>1.4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777109677419" calcext:value-type="float">
            <text:p>1.4377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534219354839" calcext:value-type="float">
            <text:p>1.275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3512" calcext:value-type="float">
            <text:p>1.0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571251612903" calcext:value-type="float">
            <text:p>1.1657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1376" calcext:value-type="float">
            <text:p>1.1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94064516129" calcext:value-type="float">
            <text:p>1.3809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76670967742" calcext:value-type="float">
            <text:p>1.2797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4264" calcext:value-type="float">
            <text:p>1.17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11406451613" calcext:value-type="float">
            <text:p>1.0601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88344" calcext:value-type="float">
            <text:p>1.13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78735483871" calcext:value-type="float">
            <text:p>1.3957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842828571429" calcext:value-type="float">
            <text:p>1.3584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896851612903" calcext:value-type="float">
            <text:p>1.308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781187096774" calcext:value-type="float">
            <text:p>1.247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0024" calcext:value-type="float">
            <text:p>1.21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255458064516" calcext:value-type="float">
            <text:p>1.1925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3968" calcext:value-type="float">
            <text:p>1.4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95561290323" calcext:value-type="float">
            <text:p>1.4269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114890322581" calcext:value-type="float">
            <text:p>1.3511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7704" calcext:value-type="float">
            <text:p>1.26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303458064516" calcext:value-type="float">
            <text:p>1.2230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5488" calcext:value-type="float">
            <text:p>1.1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15638709677" calcext:value-type="float">
            <text:p>1.374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22116129032" calcext:value-type="float">
            <text:p>1.3762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143251612903" calcext:value-type="float">
            <text:p>1.2114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5624" calcext:value-type="float">
            <text:p>1.12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20232258065" calcext:value-type="float">
            <text:p>1.2132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7368" calcext:value-type="float">
            <text:p>1.1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382709677419" calcext:value-type="float">
            <text:p>1.1238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5880516129032" calcext:value-type="float">
            <text:p>0.9858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3584" calcext:value-type="float">
            <text:p>0.8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6412903225806" calcext:value-type="float">
            <text:p>0.79641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0992" calcext:value-type="float">
            <text:p>1.2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60304516129" calcext:value-type="float">
            <text:p>1.276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319613793103" calcext:value-type="float">
            <text:p>1.08319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9217806451613" calcext:value-type="float">
            <text:p>0.91921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074838709677" calcext:value-type="float">
            <text:p>0.9920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27488" calcext:value-type="float">
            <text:p>1.01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036" calcext:value-type="float">
            <text:p>1.17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468283870968" calcext:value-type="float">
            <text:p>1.284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566038709677" calcext:value-type="float">
            <text:p>1.2156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71248" calcext:value-type="float">
            <text:p>1.2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551587096774" calcext:value-type="float">
            <text:p>1.1655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15344" calcext:value-type="float">
            <text:p>1.1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35587096774" calcext:value-type="float">
            <text:p>1.4093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783457142857" calcext:value-type="float">
            <text:p>1.3978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954090322581" calcext:value-type="float">
            <text:p>1.4395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02787096774" calcext:value-type="float">
            <text:p>1.4520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8112" calcext:value-type="float">
            <text:p>1.43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25574193548" calcext:value-type="float">
            <text:p>1.4562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1504" calcext:value-type="float">
            <text:p>1.38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87819354839" calcext:value-type="float">
            <text:p>1.372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26064516129" calcext:value-type="float">
            <text:p>1.31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2392" calcext:value-type="float">
            <text:p>1.3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889341935484" calcext:value-type="float">
            <text:p>1.2488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2596" calcext:value-type="float">
            <text:p>1.2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467122580645" calcext:value-type="float">
            <text:p>1.3146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889828571429" calcext:value-type="float">
            <text:p>1.3088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51974193548" calcext:value-type="float">
            <text:p>1.2825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21032" calcext:value-type="float">
            <text:p>1.23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726262068966" calcext:value-type="float">
            <text:p>1.2472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8256" calcext:value-type="float">
            <text:p>1.22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88368" calcext:value-type="float">
            <text:p>1.2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781780645161" calcext:value-type="float">
            <text:p>1.1478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8552" calcext:value-type="float">
            <text:p>1.15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994606451613" calcext:value-type="float">
            <text:p>1.2399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1816" calcext:value-type="float">
            <text:p>1.5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18141935484" calcext:value-type="float">
            <text:p>1.648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25290322581" calcext:value-type="float">
            <text:p>1.421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758432" calcext:value-type="float">
            <text:p>1.337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058030769231" calcext:value-type="float">
            <text:p>1.36058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52877419355" calcext:value-type="float">
            <text:p>1.4285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78016" calcext:value-type="float">
            <text:p>1.334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43538461539" calcext:value-type="float">
            <text:p>1.285435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38923076923" calcext:value-type="float">
            <text:p>1.4143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519714285714" calcext:value-type="float">
            <text:p>1.3051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75690322581" calcext:value-type="float">
            <text:p>1.2627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91368421053" calcext:value-type="float">
            <text:p>1.414913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24711111111" calcext:value-type="float">
            <text:p>1.73724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543494736842" calcext:value-type="float">
            <text:p>1.735434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22857142857" calcext:value-type="float">
            <text:p>1.6292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74114285714" calcext:value-type="float">
            <text:p>1.4667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285066666667" calcext:value-type="float">
            <text:p>1.3028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49244444444" calcext:value-type="float">
            <text:p>1.45649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860061538462" calcext:value-type="float">
            <text:p>1.28860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907552" calcext:value-type="float">
            <text:p>1.229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302485714286" calcext:value-type="float">
            <text:p>1.2330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704847058824" calcext:value-type="float">
            <text:p>1.217048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14289655172" calcext:value-type="float">
            <text:p>1.22214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51171428571" calcext:value-type="float">
            <text:p>1.2095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451" calcext:value-type="float">
            <text:p>1.322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398215384615" calcext:value-type="float">
            <text:p>1.26398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649765517241" calcext:value-type="float">
            <text:p>1.19649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362" calcext:value-type="float">
            <text:p>1.0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746322580645" calcext:value-type="float">
            <text:p>0.9937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26428571429" calcext:value-type="float">
            <text:p>1.1892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206813793104" calcext:value-type="float">
            <text:p>1.20206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8364137931" calcext:value-type="float">
            <text:p>1.0428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36171428571" calcext:value-type="float">
            <text:p>1.1523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5875862069" calcext:value-type="float">
            <text:p>1.206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43771428571" calcext:value-type="float">
            <text:p>1.37943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99696551724" calcext:value-type="float">
            <text:p>1.52599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912" calcext:value-type="float">
            <text:p>1.4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857" calcext:value-type="float">
            <text:p>1.395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836" calcext:value-type="float">
            <text:p>1.3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19315862069" calcext:value-type="float">
            <text:p>1.2919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6344" calcext:value-type="float">
            <text:p>1.31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861688888889" calcext:value-type="float">
            <text:p>1.23861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51056" calcext:value-type="float">
            <text:p>1.17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77729032258" calcext:value-type="float">
            <text:p>1.1677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914" calcext:value-type="float">
            <text:p>1.216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772541935484" calcext:value-type="float">
            <text:p>1.047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972" calcext:value-type="float">
            <text:p>1.04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99587096774" calcext:value-type="float">
            <text:p>1.195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79685714286" calcext:value-type="float">
            <text:p>1.3137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4968" calcext:value-type="float">
            <text:p>1.28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669574193548" calcext:value-type="float">
            <text:p>1.1666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12144" calcext:value-type="float">
            <text:p>1.13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6198" calcext:value-type="float">
            <text:p>1.076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7912" calcext:value-type="float">
            <text:p>1.02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0524903225806" calcext:value-type="float">
            <text:p>0.9305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43535483871" calcext:value-type="float">
            <text:p>0.865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26424" calcext:value-type="float">
            <text:p>0.8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5383225806452" calcext:value-type="float">
            <text:p>0.9153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417419354839" calcext:value-type="float">
            <text:p>1.074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711420689655" calcext:value-type="float">
            <text:p>1.13711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134012903226" calcext:value-type="float">
            <text:p>1.111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22584" calcext:value-type="float">
            <text:p>1.10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98951724138" calcext:value-type="float">
            <text:p>1.04598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4448" calcext:value-type="float">
            <text:p>1.0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80551724138" calcext:value-type="float">
            <text:p>1.0978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52176" calcext:value-type="float">
            <text:p>1.0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962226086957" calcext:value-type="float">
            <text:p>1.019622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6020965517241" calcext:value-type="float">
            <text:p>0.956020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17152" calcext:value-type="float">
            <text:p>0.9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9414620689655" calcext:value-type="float">
            <text:p>0.939414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194141935484" calcext:value-type="float">
            <text:p>1.251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80142857143" calcext:value-type="float">
            <text:p>1.4048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79292307692" calcext:value-type="float">
            <text:p>1.44979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98144" calcext:value-type="float">
            <text:p>1.405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011138461538" calcext:value-type="float">
            <text:p>1.360111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710688" calcext:value-type="float">
            <text:p>1.297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792153846154" calcext:value-type="float">
            <text:p>1.24792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317476923077" calcext:value-type="float">
            <text:p>1.19317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094016" calcext:value-type="float">
            <text:p>1.09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66171428571" calcext:value-type="float">
            <text:p>1.2666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09714285714" calcext:value-type="float">
            <text:p>1.2670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317828571429" calcext:value-type="float">
            <text:p>1.2631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748" calcext:value-type="float">
            <text:p>1.28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0260903901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40" meta:object-count="0"/>
    <meta:user-defined meta:name="AppVersion">3.0</meta:user-defined>
  </office:meta>
</office:document-meta>
</file>